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draw:fill="none" fo:min-height="11.206cm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1.864cm" fo:min-width="9.591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1.864cm" fo:min-width="9.59cm" fo:padding-top="0.67cm" fo:padding-bottom="0.67cm" fo:padding-left="0.67cm" fo:padding-right="0.561cm" fo:wrap-option="wrap" draw:shadow="visible" draw:shadow-offset-x="0.05cm" draw:shadow-offset-y="0.05cm" draw:shadow-color="#000000" draw:shadow-opacity="60%"/>
    </style:style>
    <style:style style:name="gr6" style:family="graphic" style:parent-style-name="standard">
      <style:graphic-properties draw:stroke="solid" svg:stroke-width="0.026cm" svg:stroke-color="#f6d9cc" svg:stroke-opacity="90%" draw:stroke-linejoin="miter" draw:fill="solid" draw:fill-color="#f6d9cc" draw:opacity="90%" draw:textarea-vertical-align="middle" draw:auto-grow-height="false" draw:fit-to-size="false" fo:min-height="1.41cm" fo:min-width="0.969cm" fo:padding-top="0.127cm" fo:padding-bottom="0.127cm" fo:padding-left="0.127cm" fo:padding-right="0.127cm" fo:wrap-option="wrap"/>
    </style:style>
    <style:style style:name="gr7" style:family="graphic" style:parent-style-name="standard">
      <style:graphic-properties draw:stroke="solid" svg:stroke-width="0.026cm" svg:stroke-color="#e0cce1" svg:stroke-opacity="90%" draw:stroke-linejoin="miter" draw:fill="solid" draw:fill-color="#e0cce1" draw:opacity="90%" draw:textarea-vertical-align="middle" draw:auto-grow-height="false" draw:fit-to-size="false" fo:min-height="1.411cm" fo:min-width="0.968cm" fo:padding-top="0.127cm" fo:padding-bottom="0.127cm" fo:padding-left="0.127cm" fo:padding-right="0.127cm" fo:wrap-option="wrap"/>
    </style:style>
    <style:style style:name="gr8" style:family="graphic" style:parent-style-name="standard">
      <style:graphic-properties draw:stroke="none" draw:fill="none" fo:min-height="8.344cm"/>
    </style:style>
    <style:style style:name="gr9" style:family="graphic" style:parent-style-name="standard">
      <style:graphic-properties draw:stroke="none" draw:fill="none" fo:min-height="1.424cm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3" style:family="presentation" style:parent-style-name="Diapositiva_20_titolo-subtitle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pr4" style:family="presentation" style:parent-style-name="Diapositiva_20_titol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7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8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9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2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3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15" style:family="presentation" style:parent-style-name="Titolo_20_e_20_contenu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pr17" style:family="presentation" style:parent-style-name="Due_20_contenuti-outline1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18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Due_20_contenuti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1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2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3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Confront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26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2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1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36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37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Due_20_contenuti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0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1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3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46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7" style:family="presentation" style:parent-style-name="Confronto-outline1" style:list-style-name="L3">
      <style:graphic-properties draw:stroke="none" svg:stroke-width="0cm" draw:fill="none" draw:textarea-vertical-align="top" draw:auto-grow-height="false" draw:fit-to-size="false" fo:min-height="10.798cm" fo:padding-top="0.169cm" fo:padding-bottom="0.169cm" fo:padding-left="0.339cm" fo:padding-right="0.339cm" fo:wrap-option="wrap"/>
    </style:style>
    <style:style style:name="pr4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0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2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4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6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Confronto-outline1" style:list-style-name="L4">
      <style:graphic-properties draw:stroke="none" svg:stroke-width="0cm" draw:fill="none" draw:textarea-vertical-align="bottom" draw:auto-grow-height="false" draw:fit-to-size="false" fo:min-height="10.798cm" fo:padding-top="0.169cm" fo:padding-bottom="0.169cm" fo:padding-left="0.339cm" fo:padding-right="0.339cm" fo:wrap-option="wrap"/>
    </style:style>
    <style:style style:name="pr58" style:family="presentation" style:parent-style-name="Confronto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20pt" style:font-size-asian="20pt" style:font-size-complex="20pt" fo:hyphenate="false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size="28pt" fo:font-weight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style:font-name="Cantarell" fo:font-size="28pt" style:font-size-asian="28pt" style:font-size-complex="28pt" fo:hyphenate="false"/>
    </style:style>
    <style:style style:name="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1" style:family="paragraph">
      <style:paragraph-properties fo:margin-left="0cm" fo:margin-right="0cm" fo:margin-top="0cm" fo:margin-bottom="0.654cm" fo:line-height="9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gradient" draw:fill-gradient-name="Gradient_20_2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3" style:family="paragraph">
      <loext:graphic-properties draw:fill="gradient" draw:fill-gradient-name="Gradient_20_3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4" style:family="paragraph">
      <loext:graphic-properties draw:fill="gradient" draw:fill-gradient-name="Gradient_20_4"/>
      <style:paragraph-properties fo:margin-left="0cm" fo:margin-right="0cm" fo:margin-top="0cm" fo:margin-bottom="0.654cm" fo:line-height="9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5" style:family="paragraph">
      <loext:graphic-properties draw:fill="solid" draw:fill-color="#f6d9cc" draw:opacity="90%"/>
      <style:paragraph-properties fo:text-align="start" style:font-independent-line-spacing="true"/>
      <style:text-properties fo:font-size="24pt"/>
    </style:style>
    <style:style style:name="P26" style:family="paragraph">
      <loext:graphic-properties draw:fill="solid" draw:fill-color="#e0cce1" draw:opacity="90%"/>
      <style:paragraph-properties fo:text-align="start" style:font-independent-line-spacing="true"/>
      <style:text-properties fo:font-size="24pt"/>
    </style:style>
    <style:style style:name="P27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28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9" style:family="paragraph">
      <loext:graphic-properties draw:fill="none"/>
      <style:paragraph-properties fo:margin-top="0.42cm" fo:margin-bottom="0.35cm" fo:text-align="start"/>
      <style:text-properties style:font-name="Cantarell" fo:font-size="20pt" style:font-size-asian="20pt" style:font-size-complex="20pt"/>
    </style:style>
    <style:style style:name="P30" style:family="paragraph">
      <loext:graphic-properties draw:fill="none"/>
      <style:paragraph-properties fo:margin-left="0cm" fo:margin-right="0cm" fo:margin-top="0.56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6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text-transform="uppercase" fo:color="#009999" style:text-line-through-style="none" style:text-line-through-type="none" style:text-position="0% 100%" style:font-name="Calibri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1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ntarell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text-transform="uppercase" fo:color="#009999" style:text-line-through-style="none" style:text-line-through-type="none" style:text-position="0% 100%" style:font-name="Calibri1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99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space-before="0.003cm" text:min-label-width="0.632cm"/>
        <style:text-properties fo:font-family="Aria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 xml:id="id1" draw:id="id1">
        <office:forms form:automatic-focus="false" form:apply-design-mode="false"/>
        <draw:frame draw:name="Titolo 1" presentation:style-name="pr1" draw:text-style-name="P2" draw:layer="layout" svg:width="9.486cm" svg:height="2.378cm" svg:x="4.6cm" svg:y="6.8cm" presentation:class="title" presentation:user-transformed="true">
          <draw:text-box>
            <text:p text:style-name="P1"><text:span text:style-name="T1">Hegregio</text:span></text:p>
          </draw:text-box>
        </draw:frame>
        <draw:frame draw:name="Sottotitolo 4" presentation:style-name="pr2" draw:text-style-name="P4" draw:layer="layout" svg:width="24.264cm" svg:height="4.867cm" svg:x="4.514cm" svg:y="9.6cm" presentation:class="subtitle" presentation:user-transformed="true">
          <draw:text-box>
            <text:p text:style-name="P3"><text:span text:style-name="T2">lucene BASED </text:span></text:p>
            <text:p text:style-name="P3"><text:span text:style-name="T2">INFORMATION RETRIEVAL TOOL</text:span></text:p>
          </draw:text-box>
        </draw:frame>
        <draw:frame draw:name="Sottotitolo 4" presentation:style-name="pr3" draw:text-style-name="P6" draw:layer="layout" svg:width="24.264cm" svg:height="4.867cm" svg:x="8.736cm" svg:y="1.4cm">
          <draw:text-box>
            <text:p text:style-name="P5"><text:span text:style-name="T3">Giovanni Gambigliani ZOCCOLI</text:span></text:p>
            <text:p text:style-name="P5"><text:span text:style-name="T3">Helmi ANDREA</text:span></text:p>
            <text:p text:style-name="P5"><text:span text:style-name="T3">Rausa Greta</text:span></text:p>
            <text:p text:style-name="P5"><text:span text:style-name="T3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" presentation:class="page"/>
          <draw:frame draw:name="Segnaposto note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titolo e contenuto con elenco" draw:style-name="dp1" draw:master-page-name="Titolo_20_e_20_contenuto" presentation:presentation-page-layout-name="AL2T11" xml:id="id2" draw:id="id2">
        <office:forms form:automatic-focus="false" form:apply-design-mode="false"/>
        <draw:frame draw:name="Titolo 12" presentation:style-name="pr6" draw:text-style-name="P10" draw:layer="layout" svg:width="12.214cm" svg:height="1.762cm" svg:x="3.386cm" svg:y="4.162cm" presentation:class="title" presentation:user-transformed="true">
          <draw:text-box>
            <text:p text:style-name="P1"><text:span text:style-name="T5">Caratteristiche</text:span></text:p>
          </draw:text-box>
        </draw:frame>
        <draw:frame draw:name="Segnaposto contenuto 13" presentation:style-name="pr7" draw:text-style-name="P12" draw:layer="layout" svg:width="28.778cm" svg:height="3.873cm" svg:x="4.378cm" svg:y="6.6cm" presentation:class="outline" presentation:user-transformed="true">
          <draw:text-box>
            <text:list text:style-name="L3">
              <text:list-item>
                <text:p text:style-name="P11"><text:span text:style-name="T6">Libreria: Lucene 7.4</text:span></text:p>
              </text:list-item>
              <text:list-item>
                <text:p text:style-name="P11"><text:span text:style-name="T6">Dataset: TREC 2016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8" draw:text-style-name="P14" draw:layer="layout" svg:width="33.258cm" svg:height="1.666cm" svg:x="0.4cm" svg:y="1.6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2" presentation:class="page"/>
          <draw:frame draw:name="Segnaposto note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 xml:id="id3" draw:id="id3">
        <office:forms form:automatic-focus="false" form:apply-design-mode="false"/>
        <draw:frame draw:name="Titolo 12" presentation:style-name="pr6" draw:text-style-name="P10" draw:layer="layout" svg:width="28.778cm" svg:height="1.799cm" svg:x="3.6cm" svg:y="3.401cm" presentation:class="title" presentation:user-transformed="true">
          <draw:text-box>
            <text:p text:style-name="P1"><text:span text:style-name="T5">Features</text:span></text:p>
          </draw:text-box>
        </draw:frame>
        <draw:frame draw:name="Segnaposto contenuto 13" presentation:style-name="pr11" draw:text-style-name="P12" draw:layer="layout" svg:width="28.778cm" svg:height="6.873cm" svg:x="3.8cm" svg:y="5.927cm" presentation:class="outline" presentation:user-transformed="true">
          <draw:text-box>
            <text:list text:style-name="L3">
              <text:list-item>
                <text:p text:style-name="P11"><text:span text:style-name="T6">Tolerant retrieval</text:span></text:p>
              </text:list-item>
              <text:list-item>
                <text:p text:style-name="P11"><text:span text:style-name="T6">Possibilità di ordinamento dei risultati secondo diversi modelli di information </text:span><text:span text:style-name="T6">retrieval</text:span></text:p>
              </text:list-item>
              <text:list-item>
                <text:p text:style-name="P11"><text:span text:style-name="T6">Valutazione dell’efficacia</text:span></text:p>
                <text:p text:style-name="P11"><text:span text:style-name="T6"/></text:p>
              </text:list-item>
            </text:list>
          </draw:text-box>
        </draw:frame>
        <draw:frame draw:name="Segnaposto testo 7" presentation:style-name="pr12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hegregio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3" presentation:class="page"/>
          <draw:frame draw:name="Segnaposto note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 xml:id="id4" draw:id="id4">
        <office:forms form:automatic-focus="false" form:apply-design-mode="false"/>
        <draw:frame draw:style-name="gr2" draw:text-style-name="P17" draw:layer="layout" svg:width="29.6cm" svg:height="11.456cm" svg:x="3.2cm" svg:y="4.4cm">
          <draw:text-box draw:corner-radius="0.048cm">
            <text:p text:style-name="P16"><text:span text:style-name="T8">Realizzazione di un sistema di information retrieval utilizzando i documenti forniti da TREC Precision Medicine.</text:span></text:p>
            <text:p text:style-name="P16"><text:span text:style-name="T8"/></text:p>
            <text:p text:style-name="P16"><text:span text:style-name="T8">Più di un 1 miliardo di documenti disponibili in formato nxml.</text:span></text:p>
            <text:p text:style-name="P16"><text:span text:style-name="T8"/></text:p>
            <text:p text:style-name="P16"><text:span text:style-name="T8">30 query con relativi documenti rilevanti per effettuare dei benchmark.</text:span></text:p>
            <text:p text:style-name="P16"><text:span text:style-name="T8"/></text:p>
            <text:p text:style-name="P16"><text:span text:style-name="T8"/></text:p>
          </draw:text-box>
        </draw:frame>
        <draw:frame draw:name="Segnaposto testo 7" presentation:style-name="pr14" draw:text-style-name="P14" draw:layer="layout" svg:width="33.258cm" svg:height="1.666cm" svg:x="0.6cm" svg:y="1.4cm" presentation:class="outline" presentation:user-transformed="true">
          <draw:text-box>
            <text:list text:style-name="L4">
              <text:list-item>
                <text:p text:style-name="P13"><text:span text:style-name="T7">Scopo del progetto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4" presentation:class="page"/>
          <draw:frame draw:name="Segnaposto note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Layout due contenuti con SmartArt" draw:style-name="dp1" draw:master-page-name="Due_20_contenuti" presentation:presentation-page-layout-name="AL3T3" xml:id="id5" draw:id="id5">
        <office:forms form:automatic-focus="false" form:apply-design-mode="false"/>
        <draw:frame draw:name="Titolo 1" presentation:style-name="pr16" draw:text-style-name="P19" draw:layer="layout" svg:width="33.6cm" svg:height="2.362cm" svg:x="0cm" svg:y="0.6cm" presentation:class="title" presentation:user-transformed="true">
          <draw:text-box>
            <text:p text:style-name="P18"><text:span text:style-name="T5">Lucene information retreival: come funziona?</text:span></text:p>
          </draw:text-box>
        </draw:frame>
        <draw:frame draw:name="Segnaposto contenuto 2" presentation:style-name="pr17" draw:text-style-name="P20" draw:layer="layout" svg:width="14.106cm" svg:height="11.803cm" svg:x="3.386cm" svg:y="6.2cm" presentation:class="outline" presentation:user-transformed="true">
          <draw:text-box>
            <text:list text:style-name="L3">
              <text:list-item>
                <text:p text:style-name="P11"><text:span text:style-name="T6">Definire un modulo di preprocessing (classe Analyzer)</text:span></text:p>
              </text:list-item>
              <text:list-item>
                <text:p text:style-name="P11"><text:span text:style-name="T6">Per ogni documento crea un oggetto Document e gli aggiunge i Field scelti</text:span></text:p>
              </text:list-item>
              <text:list-item>
                <text:p text:style-name="P11"><text:span text:style-name="T6">Creare un indexwriter e aggiungere all’indice i campi precedentemente riempiti</text:span></text:p>
              </text:list-item>
            </text:list>
          </draw:text-box>
        </draw:frame>
        <draw:g>
          <draw:custom-shape draw:style-name="gr3" draw:text-style-name="P22" draw:layer="layout" svg:width="11.019cm" svg:height="3.402cm" svg:x="19.2cm" svg:y="5.8cm">
            <text:p text:style-name="P21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11.02cm" svg:height="3.402cm" svg:x="20.172cm" svg:y="9.771cm">
            <text:p text:style-name="P21"><text:span text:style-name="T5">Document - Fields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4" draw:layer="layout" svg:width="11.019cm" svg:height="3.402cm" svg:x="21.145cm" svg:y="13.742cm">
            <text:p text:style-name="P21"><text:span text:style-name="T9">IndexWrit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7" draw:text-style-name="P26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6" draw:text-style-name="P19" draw:layer="layout" svg:width="33.858cm" svg:height="1.924cm" svg:x="0cm" svg:y="2.817cm" presentation:class="title" presentation:user-transformed="true">
          <draw:text-box>
            <text:p text:style-name="P18"><text:span text:style-name="T5">Indicizzazione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5" presentation:class="page"/>
          <draw:frame draw:name="Segnaposto note 2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9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6" draw:style-name="dp1" draw:master-page-name="Confronto" xml:id="id6" draw:id="id6">
        <office:forms form:automatic-focus="false" form:apply-design-mode="false"/>
        <draw:frame draw:name="Segnaposto testo 7" presentation:style-name="pr20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sa sono gli analyzer</text:span></text:p>
              </text:list-item>
            </text:list>
          </draw:text-box>
        </draw:frame>
        <draw:frame draw:name="Segnaposto contenuto 9" presentation:style-name="pr21" draw:text-style-name="P27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name="Segnaposto contenuto 9" presentation:style-name="pr22" draw:text-style-name="P28" draw:layer="layout" svg:width="29.6cm" svg:height="8.6cm" svg:x="2.2cm" svg:y="4.8cm" presentation:class="outline" presentation:user-transformed="true">
          <draw:text-box>
            <text:list text:style-name="L5">
              <text:list-item>
                <text:p text:style-name="P16"><text:span text:style-name="T10">Gli Analyzer sono usati sia in fase di indicizzazione, sia in fase di interrogazione. </text:span></text:p>
                <text:p text:style-name="P16"><text:span text:style-name="T10">Esaminano il testo dei campi e generano un flusso di token. </text:span></text:p>
                <text:p text:style-name="P16"><text:span text:style-name="T10">Possono essere una singola classe o possono essere composti da una serie di classi di filtro e </text:span><text:span text:style-name="T10">tokenizer.</text:span></text:p>
                <text:p text:style-name="P16"><text:span text:style-name="T10"/></text:p>
              </text:list-item>
              <text:list-item>
                <text:p text:style-name="P16"><text:span text:style-name="T10">I tokenizer spezzano i dati del campo in unità lessicali o token.</text:span></text:p>
                <text:p text:style-name="P16"><text:span text:style-name="T10"/></text:p>
              </text:list-item>
              <text:list-item>
                <text:p text:style-name="P16"><text:span text:style-name="T10">I filtri esaminano un flusso di token e li mantengono, trasformano o eliminano. </text:span></text:p>
                <text:p text:style-name="P16"><text:span text:style-name="T10">Tokenizzatori e filtri possono essere combinati per creare Analyzer e l'output risultante di un </text:span><text:span text:style-name="T10">analizzatore viene utilizzato per confrontare risultati di query o indici di creazione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6" presentation:class="page"/>
          <draw:frame draw:name="Segnaposto note 2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7" draw:style-name="dp1" draw:master-page-name="Confronto" xml:id="id7" draw:id="id7">
        <office:forms form:automatic-focus="false" form:apply-design-mode="false"/>
        <draw:frame draw:name="Segnaposto testo 7" presentation:style-name="pr25" draw:text-style-name="P14" draw:layer="layout" svg:width="33.258cm" svg:height="1.666cm" svg:x="0.6cm" svg:y="2.334cm" presentation:class="outline" presentation:user-transformed="true">
          <draw:text-box>
            <text:list text:style-name="L4">
              <text:list-item>
                <text:p text:style-name="P13"><text:span text:style-name="T7">Come abbiamo analizzato le stringhe</text:span></text:p>
              </text:list-item>
            </text:list>
          </draw:text-box>
        </draw:frame>
        <draw:frame draw:name="Segnaposto contenuto 9" presentation:style-name="pr26" draw:text-style-name="P27" draw:layer="layout" svg:width="31.2cm" svg:height="13.4cm" svg:x="1.4cm" svg:y="5cm" presentation:class="outline" presentation:user-transformed="true">
          <draw:text-box>
            <text:list text:style-name="L3">
              <text:list-header>
                <text:p text:style-name="P16"><text:span text:style-name="T6"/></text:p>
                <text:p text:style-name="P16"><text:span text:style-name="T6"/></text:p>
              </text:list-header>
            </text:list>
          </draw:text-box>
        </draw:frame>
        <draw:frame draw:style-name="gr8" draw:text-style-name="P29" draw:layer="layout" svg:width="30.432cm" svg:height="8.594cm" svg:x="1.768cm" svg:y="4.406cm">
          <draw:text-box>
            <text:p/>
          </draw:text-box>
        </draw:frame>
        <draw:frame draw:name="Segnaposto contenuto 9" presentation:style-name="pr27" draw:text-style-name="P30" draw:layer="layout" svg:width="29.6cm" svg:height="8.6cm" svg:x="2.2cm" svg:y="5.606cm" presentation:class="outline" presentation:user-transformed="true">
          <draw:text-box>
            <text:list text:style-name="L5">
              <text:list-header>
                <text:p text:style-name="P16"><text:span text:style-name="T11">L’analyzer utilizzato sia in fase di indicizzazione che in fase di ricerca è lo Standard </text:span><text:span text:style-name="T11">Analyzer.</text:span></text:p>
                <text:p text:style-name="P16"><text:span text:style-name="T11">Il Tokenizer è quello associato all’analyzer di default.</text:span></text:p>
                <text:p text:style-name="P16"><text:span text:style-name="T11">Inoltre sono stati integrati uno StopFilter(customizzato con una lista di stopwords </text:span><text:span text:style-name="T11">molto più ampia di quella predefinita) e un porterStemFilter per lo stemming.</text:span><text:span text:style-name="T11"><text:line-break/></text:span><text:span text:style-name="T11"/></text:p>
                <text:p text:style-name="P16"><text:span text:style-name="T11"/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7" presentation:class="page"/>
          <draw:frame draw:name="Segnaposto note 2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Aggiungere un titolo di diapositiva - 2" draw:style-name="dp1" draw:master-page-name="Confronto" xml:id="id8" draw:id="id8">
        <office:forms form:automatic-focus="false" form:apply-design-mode="false"/>
        <draw:frame draw:name="Segnaposto testo 7" presentation:style-name="pr29" draw:text-style-name="P14" draw:layer="layout" svg:width="33.258cm" svg:height="1.666cm" svg:x="0.6cm" svg:y="1.534cm" presentation:class="outline" presentation:user-transformed="true">
          <draw:text-box>
            <text:list text:style-name="L4">
              <text:list-item>
                <text:p text:style-name="P13"><text:span text:style-name="T7">Creazione di un documento</text:span></text:p>
              </text:list-item>
            </text:list>
          </draw:text-box>
        </draw:frame>
        <draw:frame draw:name="Segnaposto contenuto 9" presentation:style-name="pr30" draw:text-style-name="P27" draw:layer="layout" svg:width="31.2cm" svg:height="13.8cm" svg:x="1.4cm" svg:y="3.8cm" presentation:class="outline" presentation:user-transformed="true">
          <draw:text-box>
            <text:list text:style-name="L3">
              <text:list-header>
                <text:p text:style-name="P16"><text:span text:style-name="T6">Un documento su Lucene viene inteso come insieme di campi </text:span></text:p>
                <text:p text:style-name="P16"><text:span text:style-name="T6">(coppie chiave-valore) che possono essere analizzati e indicizzati.</text:span></text:p>
                <text:p text:style-name="P16"><text:span text:style-name="T6"><text:line-break/></text:span><text:span text:style-name="T6">La scelta di tali campi è fondamentale per la creazione dell’indice.</text:span></text:p>
                <text:p text:style-name="P16"><text:span text:style-name="T6">Nel nostro caso sono stati scelti i seguenti campi per ogni file da indicizzare:</text:span></text:p>
                <text:p text:style-name="P31"><text:span text:style-name="T6"/></text:p>
              </text:list-header>
              <text:list-item>
                <text:p text:style-name="P31"><text:span text:style-name="T6">CONTENTS (</text:span><text:span text:style-name="T12">I dati su cui avviene la ricerca </text:span></text:p>
                <text:p text:style-name="P31"><text:span text:style-name="T12">È stato necessario un ulteriore preprocessing dato il formato dei documenti: NXML</text:span><text:span text:style-name="T6">)</text:span></text:p>
              </text:list-item>
              <text:list-item>
                <text:p text:style-name="P31"><text:span text:style-name="T6">FILE_NAME (</text:span><text:span text:style-name="T12">Il nome del file, da visualizzare nei risultati</text:span><text:span text:style-name="T6">)</text:span></text:p>
              </text:list-item>
              <text:list-item>
                <text:p text:style-name="P31"><text:span text:style-name="T6">FILE_PATH (</text:span><text:span text:style-name="T12">Per la visualizzazione del documento da parte dell’utente</text:span><text:span text:style-name="T6">)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8" presentation:class="page"/>
          <draw:frame draw:name="Segnaposto note 2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9" draw:style-name="dp1" draw:master-page-name="Confronto" xml:id="id9" draw:id="id9">
        <office:forms form:automatic-focus="false" form:apply-design-mode="false"/>
        <draw:frame draw:name="Segnaposto testo 7" presentation:style-name="pr32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Creazione di un Indexwriter</text:span></text:p>
              </text:list-item>
            </text:list>
          </draw:text-box>
        </draw:frame>
        <draw:frame draw:name="Segnaposto contenuto 9" presentation:style-name="pr33" draw:text-style-name="P27" draw:layer="layout" svg:width="31.2cm" svg:height="10.2cm" svg:x="1.4cm" svg:y="5.4cm" presentation:class="outline" presentation:user-transformed="true">
          <draw:text-box>
            <text:list text:style-name="L3">
              <text:list-header>
                <text:p text:style-name="P16"><text:span text:style-name="T6">L’IndexWriter è un componente di Lucene che crea e modifica l’indice nella fase </text:span><text:span text:style-name="T6">di creazione (aggiunge i documenti all’indice).</text:span></text:p>
                <text:p text:style-name="P16"><text:span text:style-name="T6"/></text:p>
                <text:p text:style-name="P16"><text:span text:style-name="T6">Viene inizializzato con una configurazione (IndexWriterConfig) e con il puntatore </text:span><text:span text:style-name="T6">alla cartella che contiene l’indice.</text:span></text:p>
                <text:p text:style-name="P16"><text:span text:style-name="T6">L’indexWriterConfig basa il suo comportamento sulla scelta dell’Analyzer.</text:span></text:p>
                <text:p text:style-name="P16"><text:span text:style-name="T6"/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9" presentation:class="page"/>
          <draw:frame draw:name="Segnaposto note 2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0" draw:style-name="dp1" draw:master-page-name="Confronto" xml:id="id10" draw:id="id10">
        <office:forms form:automatic-focus="false" form:apply-design-mode="false"/>
        <draw:frame draw:name="Segnaposto testo 7" presentation:style-name="pr35" draw:text-style-name="P32" draw:layer="layout" svg:width="31.658cm" svg:height="1.666cm" svg:x="2.2cm" svg:y="0.934cm" presentation:class="outline" presentation:user-transformed="true">
          <draw:text-box>
            <text:list text:style-name="L4">
              <text:list-item>
                <text:p text:style-name="P13"><text:span text:style-name="T13">Modelli</text:span></text:p>
              </text:list-item>
            </text:list>
          </draw:text-box>
        </draw:frame>
        <draw:frame draw:name="Segnaposto contenuto 9" presentation:style-name="pr36" draw:text-style-name="P27" draw:layer="layout" svg:width="31.2cm" svg:height="10.2cm" svg:x="1.4cm" svg:y="3cm" presentation:class="outline" presentation:user-transformed="true">
          <draw:text-box>
            <text:list text:style-name="L3">
              <text:list-header>
                <text:p text:style-name="P16"><text:span text:style-name="T6">Il modello di default è il probabilistico</text:span></text:p>
                <text:p text:style-name="P16"><text:span text:style-name="T6">Dopo la definizione dell’indexWriter viene definito il modello di ranking </text:span><text:span text:style-name="T6">attraverso la funzione:</text:span></text:p>
                <text:p text:style-name="P16"><text:span text:style-name="T6"/></text:p>
                <text:list>
                  <text:list-header>
                    <text:p text:style-name="P33"><text:span text:style-name="T14">“</text:span><text:span text:style-name="T14">indexWriterConfig.setSimilarity(SIMILARITY);”</text:span></text:p>
                    <text:p text:style-name="P34"><text:span text:style-name="T14"/></text:p>
                    <text:p text:style-name="P33"><text:span text:style-name="T6">Modelli proposti:</text:span></text:p>
                  </text:list-header>
                  <text:list-item>
                    <text:p text:style-name="P33"><text:span text:style-name="T6">Probabilistic Model</text:span></text:p>
                  </text:list-item>
                  <text:list-item>
                    <text:p text:style-name="P33"><text:span text:style-name="T6">Vector Space Model</text:span></text:p>
                  </text:list-item>
                  <text:list-item>
                    <text:p text:style-name="P33"><text:span text:style-name="T6">Boolean Model</text:span></text:p>
                  </text:list-item>
                  <text:list-item>
                    <text:p text:style-name="P33"><text:span text:style-name="T6">Fuzzy Model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0" presentation:class="page"/>
          <draw:frame draw:name="Segnaposto note 2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1" draw:style-name="dp1" draw:master-page-name="Due_20_contenuti" presentation:presentation-page-layout-name="AL3T3" xml:id="id11" draw:id="id11">
        <office:forms form:automatic-focus="false" form:apply-design-mode="false"/>
        <draw:frame draw:name="Titolo 1" presentation:style-name="pr16" draw:text-style-name="P19" draw:layer="layout" svg:width="33.6cm" svg:height="2.362cm" svg:x="0cm" svg:y="0.6cm" presentation:class="title" presentation:user-transformed="true">
          <draw:text-box>
            <text:p text:style-name="P18"><text:span text:style-name="T5">Lucene information retreival: come funziona?</text:span></text:p>
          </draw:text-box>
        </draw:frame>
        <draw:frame draw:name="Segnaposto contenuto 2" presentation:style-name="pr17" draw:text-style-name="P35" draw:layer="layout" svg:width="16.8cm" svg:height="12.403cm" svg:x="2.6cm" svg:y="5.397cm" presentation:class="outline" presentation:user-transformed="true">
          <draw:text-box>
            <text:list text:style-name="L3">
              <text:list-item>
                <text:p text:style-name="P11"><text:span text:style-name="T11">Definire lo stesso modulo di preprocessing usato per l’indicizzazione</text:span></text:p>
              </text:list-item>
              <text:list-item>
                <text:p text:style-name="P11"><text:span text:style-name="T11">Aprire l’indice dei documenti</text:span></text:p>
              </text:list-item>
              <text:list-item>
                <text:p text:style-name="P11"><text:span text:style-name="T11">Definire il parser della query (QueryParser)</text:span></text:p>
              </text:list-item>
              <text:list-item>
                <text:p text:style-name="P11"><text:span text:style-name="T11">Definire il modello di query da adottare</text:span></text:p>
              </text:list-item>
              <text:list-item>
                <text:p text:style-name="P11"><text:span text:style-name="T11">Ricerca dei documenti secondo il modello scelto</text:span></text:p>
              </text:list-item>
            </text:list>
          </draw:text-box>
        </draw:frame>
        <draw:g>
          <draw:custom-shape draw:style-name="gr3" draw:text-style-name="P22" draw:layer="layout" svg:width="11.019cm" svg:height="3.402cm" svg:x="19.2cm" svg:y="5.8cm">
            <text:p text:style-name="P21"><text:span text:style-name="T9">Analyz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11.02cm" svg:height="3.402cm" svg:x="20.172cm" svg:y="9.771cm">
            <text:p text:style-name="P21"><text:span text:style-name="T9">Query parser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5" draw:text-style-name="P24" draw:layer="layout" svg:width="11.019cm" svg:height="3.402cm" svg:x="21.145cm" svg:y="13.742cm">
            <text:p text:style-name="P21"><text:span text:style-name="T9">Ricerca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25" draw:layer="layout" svg:width="2.221cm" svg:height="2.211cm" svg:x="27.998cm" svg:y="8.381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7" draw:text-style-name="P26" draw:layer="layout" svg:width="2.222cm" svg:height="2.212cm" svg:x="28.97cm" svg:y="12.32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draw:frame draw:name="Titolo 1" presentation:style-name="pr16" draw:text-style-name="P19" draw:layer="layout" svg:width="33.858cm" svg:height="1.924cm" svg:x="0cm" svg:y="2.817cm" presentation:class="title" presentation:user-transformed="true">
          <draw:text-box>
            <text:p text:style-name="P18"><text:span text:style-name="T5">Ricerca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1" presentation:class="page"/>
          <draw:frame draw:name="Segnaposto note 2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19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2" draw:style-name="dp1" draw:master-page-name="Confronto" xml:id="id12" draw:id="id12">
        <office:forms form:automatic-focus="false" form:apply-design-mode="false"/>
        <draw:frame draw:name="Segnaposto testo 7" presentation:style-name="pr3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Tolerant retrieval</text:span></text:p>
              </text:list-item>
            </text:list>
          </draw:text-box>
        </draw:frame>
        <draw:frame draw:name="Segnaposto contenuto 9" presentation:style-name="pr40" draw:text-style-name="P27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Spelling correction “Did you mean..?”</text:p>
                <text:p>Viene proposta una correzione delle keyword di ricerca grazie all’ausilio di un dizionario di lingua inglese specializzato in ambito medico.</text:p>
                <text:p/>
              </text:list-item>
              <text:list-item>
                <text:p>Wildcard queries</text:p>
                <text:p>Lucene utilizza nativamente le wildcard queries, quindi supporta caratteri come “*” e “?” direttamente in fase di ricerca.<text:line-break/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2" presentation:class="page"/>
          <draw:frame draw:name="Segnaposto note 2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3" draw:style-name="dp1" draw:master-page-name="Confronto" xml:id="id13" draw:id="id13">
        <office:forms form:automatic-focus="false" form:apply-design-mode="false"/>
        <draw:frame draw:name="Segnaposto testo 7" presentation:style-name="pr42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enchmark</text:span></text:p>
              </text:list-item>
            </text:list>
          </draw:text-box>
        </draw:frame>
        <draw:frame draw:name="Segnaposto contenuto 9" presentation:style-name="pr43" draw:text-style-name="P27" draw:layer="layout" svg:width="31.2cm" svg:height="13.2cm" svg:x="2.2cm" svg:y="4.8cm" presentation:class="outline" presentation:user-transformed="true">
          <draw:text-box>
            <text:list text:style-name="L6">
              <text:list-item>
                <text:p>TREC mette a disposizione 30 query per l’esecuzione del benchmark e la valutazione dell’efficacia del programma.</text:p>
                <text:list>
                  <text:list-item>
                    <text:p>Si effettua una ricerca con un dato modello</text:p>
                  </text:list-item>
                  <text:list-item>
                    <text:p>Si confrontano i risultati ottenuti con quelli attesi, specificati nel benchmark</text:p>
                  </text:list-item>
                </text:list>
                <text:p/>
              </text:list-item>
              <text:list-item>
                <text:p>Misure utilizzate: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3" presentation:class="page"/>
          <draw:frame draw:name="Segnaposto note 2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4" draw:style-name="dp1" draw:master-page-name="Confronto" xml:id="id14" draw:id="id14">
        <office:forms form:automatic-focus="false" form:apply-design-mode="false"/>
        <draw:frame draw:name="Segnaposto testo 7" presentation:style-name="pr4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Scelta della query</text:span></text:p>
              </text:list-item>
            </text:list>
          </draw:text-box>
        </draw:frame>
        <draw:frame draw:name="Segnaposto contenuto 9" presentation:style-name="pr46" draw:text-style-name="P27" draw:layer="layout" svg:width="31.2cm" svg:height="13.2cm" svg:x="2.2cm" svg:y="4.8cm" presentation:class="outline" presentation:user-transformed="true">
          <draw:text-box>
            <text:list text:style-name="L6">
              <text:list-header>
                <text:p>Query scelta: “...”</text:p>
                <text:p/>
                <text:p/>
              </text:list-header>
            </text:list>
          </draw:text-box>
        </draw:frame>
        <draw:frame draw:name="Segnaposto contenuto 9" presentation:style-name="pr47" draw:text-style-name="P27" draw:layer="layout" svg:width="32.458cm" svg:height="4cm" svg:x="1.4cm" svg:y="13.6cm" presentation:class="outline" presentation:user-transformed="true">
          <draw:text-box>
            <text:list text:style-name="L6">
              <text:list-header>
                <text:p>La query è stata parsata nello stesso modo in cui sono stati parsati i documenti prima dell’indicizzazione.</text:p>
                <text:p/>
                <text:p/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4" presentation:class="page"/>
          <draw:frame draw:name="Segnaposto note 2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5" draw:style-name="dp1" draw:master-page-name="Confronto" xml:id="id15" draw:id="id15">
        <draw:frame draw:name="Segnaposto testo 7" presentation:style-name="pr49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Grafico Vector Space model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5" presentation:class="page"/>
          <draw:frame draw:name="Segnaposto note 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6" draw:style-name="dp1" draw:master-page-name="Confronto" xml:id="id16" draw:id="id16">
        <draw:frame draw:name="Segnaposto testo 7" presentation:style-name="pr51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Probabilistic model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6" presentation:class="page"/>
          <draw:frame draw:name="Segnaposto note 2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7" draw:style-name="dp1" draw:master-page-name="Confronto" xml:id="id17" draw:id="id17">
        <draw:frame draw:name="Segnaposto testo 7" presentation:style-name="pr53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Boolean model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7" presentation:class="page"/>
          <draw:frame draw:name="Segnaposto note 2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8" draw:style-name="dp1" draw:master-page-name="Confronto" xml:id="id18" draw:id="id18">
        <draw:frame draw:name="Segnaposto testo 7" presentation:style-name="pr55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Fuzzy model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8" presentation:class="page"/>
          <draw:frame draw:name="Segnaposto note 2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draw:page draw:name="page19" draw:style-name="dp1" draw:master-page-name="Confronto" xml:id="id19" draw:id="id19">
        <draw:frame draw:name="Segnaposto testo 7" presentation:style-name="pr57" draw:text-style-name="P14" draw:layer="layout" svg:width="33.258cm" svg:height="1.666cm" svg:x="0.6cm" svg:y="2cm" presentation:class="outline" presentation:user-transformed="true">
          <draw:text-box>
            <text:list text:style-name="L4">
              <text:list-item>
                <text:p text:style-name="P13"><text:span text:style-name="T7">r-precision</text:span></text:p>
              </text:list-item>
            </text:list>
          </draw:text-box>
        </draw:frame>
        <draw:frame draw:style-name="gr9" draw:text-style-name="P36" draw:layer="layout" svg:width="29.214cm" svg:height="1.674cm" svg:x="3.386cm" svg:y="5cm">
          <draw:text-box>
            <text:p>È data dalla Precision ad R (P @R), dove R è il numero di documenti pertinenti per quell’interrogazione nella collezione.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egnaposto immagine diapositiva 1" draw:style-name="gr1" draw:layer="layout" svg:width="16.932cm" svg:height="9.524cm" svg:x="1.058cm" svg:y="1.905cm" draw:page-number="19" presentation:class="page"/>
          <draw:frame draw:name="Segnaposto note 2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24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2" svg:font-family="'DejaVu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03000" draw:end-color="#a44a00" draw:start-intensity="100%" draw:end-intensity="100%" draw:angle="1800" draw:border="0%"/>
    <draw:gradient draw:name="Gradient_20_3" draw:display-name="Gradient 3" draw:style="linear" draw:start-color="#500053" draw:end-color="#830087" draw:start-intensity="100%" draw:end-intensity="100%" draw:angle="1800" draw:border="0%"/>
    <draw:gradient draw:name="Gradient_20_4" draw:display-name="Gradient 4" draw:style="linear" draw:start-color="#394404" draw:end-color="#5f6f0f" draw:start-intensity="100%" draw:end-intensity="100%" draw:angle="1800" draw:border="0%"/>
    <draw:gradient draw:name="msFillGradient_20_1" draw:display-name="msFillGradient 1" draw:style="linear" draw:start-color="#000000" draw:end-color="#0e1830" draw:start-intensity="100%" draw:end-intensity="100%" draw:angle="300" draw:border="0%"/>
    <draw:gradient draw:name="msFillGradient_20_2" draw:display-name="msFillGradient 2" draw:style="linear" draw:start-color="#000000" draw:end-color="#0e1830" draw:start-intensity="100%" draw:end-intensity="100%" draw:angle="300" draw:border="0%"/>
    <draw:gradient draw:name="msFillGradient_20_3" draw:display-name="msFillGradient 3" draw:style="linear" draw:start-color="#000000" draw:end-color="#0e1830" draw:start-intensity="100%" draw:end-intensity="100%" draw:angle="300" draw:border="0%"/>
    <draw:gradient draw:name="msFillGradient_20_4" draw:display-name="msFillGradient 4" draw:style="linear" draw:start-color="#000000" draw:end-color="#0e1830" draw:start-intensity="100%" draw:end-intensity="100%" draw:angle="300" draw:border="0%"/>
    <draw:gradient draw:name="msFillGradient_20_5" draw:display-name="msFillGradient 5" draw:style="linear" draw:start-color="#000000" draw:end-color="#0e1830" draw:start-intensity="100%" draw:end-intensity="100%" draw:angle="300" draw:border="0%"/>
    <draw:gradient draw:name="msFillGradient_20_6" draw:display-name="msFillGradient 6" draw:style="linear" draw:start-color="#000000" draw:end-color="#0e1830" draw:start-intensity="100%" draw:end-intensity="100%" draw:angle="300" draw:border="0%"/>
    <draw:gradient draw:name="msFillGradient_20_7" draw:display-name="msFillGradient 7" draw:style="linear" draw:start-color="#000000" draw:end-color="#0e1830" draw:start-intensity="100%" draw:end-intensity="100%" draw:angle="300" draw:border="0%"/>
    <draw:gradient draw:name="msFillGradient_20_8" draw:display-name="msFillGradient 8" draw:style="linear" draw:start-color="#000000" draw:end-color="#0e1830" draw:start-intensity="100%" draw:end-intensity="100%" draw:angle="300" draw:border="0%"/>
    <draw:gradient draw:name="msFillGradient_20_9" draw:display-name="msFillGradient 9" draw:style="linear" draw:start-color="#000000" draw:end-color="#0e183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gradient" draw:fill-gradient-name="msFillGradient_20_1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gradient" draw:fill-gradient-name="msFillGradient_20_2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background" style:display-name="Due contenuti-background" style:family="presentation">
      <style:graphic-properties draw:stroke="none" draw:fill="gradient" draw:fill-gradient-name="msFillGradient_20_3"/>
      <style:text-properties style:letter-kerning="true"/>
    </style:style>
    <style:style style:name="Due_20_contenuti-backgroundobjects" style:display-name="Due 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e_20_contenuti-notes" style:display-name="Due 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e_20_contenuti-outline1" style:display-name="Due contenuti-outline1" style:family="presentation">
      <style:graphic-properties draw:stroke="none" draw:fill="none" draw:auto-grow-height="false" draw:fit-to-size="shrink-to-fit">
        <text:list-style style:name="Due_20_contenuti-outline1" style:display-name="Due 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ue_20_contenuti-outline2" style:display-name="Due contenuti-outline2" style:family="presentation" style:parent-style-name="Due_20_contenuti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3" style:display-name="Due contenuti-outline3" style:family="presentation" style:parent-style-name="Due_20_contenuti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4" style:display-name="Due contenuti-outline4" style:family="presentation" style:parent-style-name="Due_20_contenuti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e_20_contenuti-outline5" style:display-name="Due contenuti-outline5" style:family="presentation" style:parent-style-name="Due_20_contenuti-outline4">
      <style:paragraph-properties fo:margin-top="0.1cm" fo:margin-bottom="0cm"/>
      <style:text-properties fo:font-size="20pt" style:font-size-asian="20pt" style:font-size-complex="20pt"/>
    </style:style>
    <style:style style:name="Due_20_contenuti-outline6" style:display-name="Due contenuti-outline6" style:family="presentation" style:parent-style-name="Due_20_contenuti-outline5">
      <style:paragraph-properties fo:margin-top="0.1cm" fo:margin-bottom="0cm"/>
      <style:text-properties fo:font-size="20pt" style:font-size-asian="20pt" style:font-size-complex="20pt"/>
    </style:style>
    <style:style style:name="Due_20_contenuti-outline7" style:display-name="Due contenuti-outline7" style:family="presentation" style:parent-style-name="Due_20_contenuti-outline6">
      <style:paragraph-properties fo:margin-top="0.1cm" fo:margin-bottom="0cm"/>
      <style:text-properties fo:font-size="20pt" style:font-size-asian="20pt" style:font-size-complex="20pt"/>
    </style:style>
    <style:style style:name="Due_20_contenuti-outline8" style:display-name="Due contenuti-outline8" style:family="presentation" style:parent-style-name="Due_20_contenuti-outline7">
      <style:paragraph-properties fo:margin-top="0.1cm" fo:margin-bottom="0cm"/>
      <style:text-properties fo:font-size="20pt" style:font-size-asian="20pt" style:font-size-complex="20pt"/>
    </style:style>
    <style:style style:name="Due_20_contenuti-outline9" style:display-name="Due contenuti-outline9" style:family="presentation" style:parent-style-name="Due_20_contenuti-outline8">
      <style:paragraph-properties fo:margin-top="0.1cm" fo:margin-bottom="0cm"/>
      <style:text-properties fo:font-size="20pt" style:font-size-asian="20pt" style:font-size-complex="20pt"/>
    </style:style>
    <style:style style:name="Due_20_contenuti-subtitle" style:display-name="Due contenuti-subtitle" style:family="presentation">
      <style:graphic-properties draw:stroke="none" draw:fill="none" draw:textarea-vertical-align="middle">
        <text:list-style style:name="Due_20_contenuti-subtitle" style:display-name="Due 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e_20_contenuti-title" style:display-name="Due contenuti-title" style:family="presentation">
      <style:graphic-properties draw:stroke="none" draw:fill="none" draw:textarea-vertical-align="middle">
        <text:list-style style:name="Due_20_contenuti-title" style:display-name="Due 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gradient" draw:fill-gradient-name="msFillGradient_20_4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background" style:family="presentation">
      <style:graphic-properties draw:stroke="none" draw:fill="gradient" draw:fill-gradient-name="msFillGradient_20_5"/>
      <style:text-properties style:letter-kerning="true"/>
    </style:style>
    <style:style style:name="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fronto-outline1" style:family="presentation">
      <style:graphic-properties draw:stroke="none" draw:fill="none" draw:auto-grow-height="false" draw:fit-to-size="shrink-to-fit">
        <text:list-style style:name="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fronto-outline2" style:family="presentation" style:parent-style-name="Confron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3" style:family="presentation" style:parent-style-name="Confron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4" style:family="presentation" style:parent-style-name="Confron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fronto-outline5" style:family="presentation" style:parent-style-name="Confronto-outline4">
      <style:paragraph-properties fo:margin-top="0.1cm" fo:margin-bottom="0cm"/>
      <style:text-properties fo:font-size="20pt" style:font-size-asian="20pt" style:font-size-complex="20pt"/>
    </style:style>
    <style:style style:name="Confronto-outline6" style:family="presentation" style:parent-style-name="Confronto-outline5">
      <style:paragraph-properties fo:margin-top="0.1cm" fo:margin-bottom="0cm"/>
      <style:text-properties fo:font-size="20pt" style:font-size-asian="20pt" style:font-size-complex="20pt"/>
    </style:style>
    <style:style style:name="Confronto-outline7" style:family="presentation" style:parent-style-name="Confronto-outline6">
      <style:paragraph-properties fo:margin-top="0.1cm" fo:margin-bottom="0cm"/>
      <style:text-properties fo:font-size="20pt" style:font-size-asian="20pt" style:font-size-complex="20pt"/>
    </style:style>
    <style:style style:name="Confronto-outline8" style:family="presentation" style:parent-style-name="Confronto-outline7">
      <style:paragraph-properties fo:margin-top="0.1cm" fo:margin-bottom="0cm"/>
      <style:text-properties fo:font-size="20pt" style:font-size-asian="20pt" style:font-size-complex="20pt"/>
    </style:style>
    <style:style style:name="Confronto-outline9" style:family="presentation" style:parent-style-name="Confronto-outline8">
      <style:paragraph-properties fo:margin-top="0.1cm" fo:margin-bottom="0cm"/>
      <style:text-properties fo:font-size="20pt" style:font-size-asian="20pt" style:font-size-complex="20pt"/>
    </style:style>
    <style:style style:name="Confronto-subtitle" style:family="presentation">
      <style:graphic-properties draw:stroke="none" draw:fill="none" draw:textarea-vertical-align="middle">
        <text:list-style style:name="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fronto-title" style:family="presentation">
      <style:graphic-properties draw:stroke="none" draw:fill="none" draw:textarea-vertical-align="middle">
        <text:list-style style:name="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background" style:display-name="Solo titolo-background" style:family="presentation">
      <style:graphic-properties draw:stroke="none" draw:fill="gradient" draw:fill-gradient-name="msFillGradient_20_6"/>
      <style:text-properties style:letter-kerning="true"/>
    </style:style>
    <style:style style:name="Solo_20_titolo-backgroundobjects" style:display-name="Solo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titolo-notes" style:display-name="Solo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titolo-outline1" style:display-name="Solo titolo-outline1" style:family="presentation">
      <style:graphic-properties draw:stroke="none" draw:fill="none" draw:auto-grow-height="false" draw:fit-to-size="shrink-to-fit">
        <text:list-style style:name="Solo_20_titolo-outline1" style:display-name="Solo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olo_20_titolo-outline2" style:display-name="Solo titolo-outline2" style:family="presentation" style:parent-style-name="Solo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3" style:display-name="Solo titolo-outline3" style:family="presentation" style:parent-style-name="Solo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4" style:display-name="Solo titolo-outline4" style:family="presentation" style:parent-style-name="Solo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lo_20_titolo-outline5" style:display-name="Solo titolo-outline5" style:family="presentation" style:parent-style-name="Solo_20_titolo-outline4">
      <style:paragraph-properties fo:margin-top="0.1cm" fo:margin-bottom="0cm"/>
      <style:text-properties fo:font-size="20pt" style:font-size-asian="20pt" style:font-size-complex="20pt"/>
    </style:style>
    <style:style style:name="Solo_20_titolo-outline6" style:display-name="Solo titolo-outline6" style:family="presentation" style:parent-style-name="Solo_20_titolo-outline5">
      <style:paragraph-properties fo:margin-top="0.1cm" fo:margin-bottom="0cm"/>
      <style:text-properties fo:font-size="20pt" style:font-size-asian="20pt" style:font-size-complex="20pt"/>
    </style:style>
    <style:style style:name="Solo_20_titolo-outline7" style:display-name="Solo titolo-outline7" style:family="presentation" style:parent-style-name="Solo_20_titolo-outline6">
      <style:paragraph-properties fo:margin-top="0.1cm" fo:margin-bottom="0cm"/>
      <style:text-properties fo:font-size="20pt" style:font-size-asian="20pt" style:font-size-complex="20pt"/>
    </style:style>
    <style:style style:name="Solo_20_titolo-outline8" style:display-name="Solo titolo-outline8" style:family="presentation" style:parent-style-name="Solo_20_titolo-outline7">
      <style:paragraph-properties fo:margin-top="0.1cm" fo:margin-bottom="0cm"/>
      <style:text-properties fo:font-size="20pt" style:font-size-asian="20pt" style:font-size-complex="20pt"/>
    </style:style>
    <style:style style:name="Solo_20_titolo-outline9" style:display-name="Solo titolo-outline9" style:family="presentation" style:parent-style-name="Solo_20_titolo-outline8">
      <style:paragraph-properties fo:margin-top="0.1cm" fo:margin-bottom="0cm"/>
      <style:text-properties fo:font-size="20pt" style:font-size-asian="20pt" style:font-size-complex="20pt"/>
    </style:style>
    <style:style style:name="Solo_20_titolo-subtitle" style:display-name="Solo titolo-subtitle" style:family="presentation">
      <style:graphic-properties draw:stroke="none" draw:fill="none" draw:textarea-vertical-align="middle">
        <text:list-style style:name="Solo_20_titolo-subtitle" style:display-name="Solo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titolo-title" style:display-name="Solo titolo-title" style:family="presentation">
      <style:graphic-properties draw:stroke="none" draw:fill="none" draw:textarea-vertical-align="middle">
        <text:list-style style:name="Solo_20_titolo-title" style:display-name="Solo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background" style:family="presentation">
      <style:graphic-properties draw:stroke="none" draw:fill="gradient" draw:fill-gradient-name="msFillGradient_20_7"/>
      <style:text-properties style:letter-kerning="true"/>
    </style:style>
    <style:style style:name="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o-outline1" style:family="presentation">
      <style:graphic-properties draw:stroke="none" draw:fill="none" draw:auto-grow-height="false" draw:fit-to-size="shrink-to-fit">
        <text:list-style style:name="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o-outline2" style:family="presentation" style:parent-style-name="Vuo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3" style:family="presentation" style:parent-style-name="Vuo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4" style:family="presentation" style:parent-style-name="Vuo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o-outline5" style:family="presentation" style:parent-style-name="Vuoto-outline4">
      <style:paragraph-properties fo:margin-top="0.1cm" fo:margin-bottom="0cm"/>
      <style:text-properties fo:font-size="20pt" style:font-size-asian="20pt" style:font-size-complex="20pt"/>
    </style:style>
    <style:style style:name="Vuoto-outline6" style:family="presentation" style:parent-style-name="Vuoto-outline5">
      <style:paragraph-properties fo:margin-top="0.1cm" fo:margin-bottom="0cm"/>
      <style:text-properties fo:font-size="20pt" style:font-size-asian="20pt" style:font-size-complex="20pt"/>
    </style:style>
    <style:style style:name="Vuoto-outline7" style:family="presentation" style:parent-style-name="Vuoto-outline6">
      <style:paragraph-properties fo:margin-top="0.1cm" fo:margin-bottom="0cm"/>
      <style:text-properties fo:font-size="20pt" style:font-size-asian="20pt" style:font-size-complex="20pt"/>
    </style:style>
    <style:style style:name="Vuoto-outline8" style:family="presentation" style:parent-style-name="Vuoto-outline7">
      <style:paragraph-properties fo:margin-top="0.1cm" fo:margin-bottom="0cm"/>
      <style:text-properties fo:font-size="20pt" style:font-size-asian="20pt" style:font-size-complex="20pt"/>
    </style:style>
    <style:style style:name="Vuoto-outline9" style:family="presentation" style:parent-style-name="Vuoto-outline8">
      <style:paragraph-properties fo:margin-top="0.1cm" fo:margin-bottom="0cm"/>
      <style:text-properties fo:font-size="20pt" style:font-size-asian="20pt" style:font-size-complex="20pt"/>
    </style:style>
    <style:style style:name="Vuoto-subtitle" style:family="presentation">
      <style:graphic-properties draw:stroke="none" draw:fill="none" draw:textarea-vertical-align="middle">
        <text:list-style style:name="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o-title" style:family="presentation">
      <style:graphic-properties draw:stroke="none" draw:fill="none" draw:textarea-vertical-align="middle">
        <text:list-style style:name="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background" style:display-name="Contenuto con didascalia-background" style:family="presentation">
      <style:graphic-properties draw:stroke="none" draw:fill="gradient" draw:fill-gradient-name="msFillGradient_20_8"/>
      <style:text-properties style:letter-kerning="true"/>
    </style:style>
    <style:style style:name="Contenuto_20_con_20_didascalia-backgroundobjects" style:display-name="Contenuto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to_20_con_20_didascalia-notes" style:display-name="Contenuto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to_20_con_20_didascalia-outline1" style:display-name="Contenuto con didascalia-outline1" style:family="presentation">
      <style:graphic-properties draw:stroke="none" draw:fill="none" draw:auto-grow-height="false" draw:fit-to-size="shrink-to-fit">
        <text:list-style style:name="Contenuto_20_con_20_didascalia-outline1" style:display-name="Contenuto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Contenuto_20_con_20_didascalia-outline2" style:display-name="Contenuto con didascalia-outline2" style:family="presentation" style:parent-style-name="Contenuto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3" style:display-name="Contenuto con didascalia-outline3" style:family="presentation" style:parent-style-name="Contenuto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4" style:display-name="Contenuto con didascalia-outline4" style:family="presentation" style:parent-style-name="Contenuto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uto_20_con_20_didascalia-outline5" style:display-name="Contenuto con didascalia-outline5" style:family="presentation" style:parent-style-name="Contenuto_20_con_20_didascalia-outline4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6" style:display-name="Contenuto con didascalia-outline6" style:family="presentation" style:parent-style-name="Contenuto_20_con_20_didascalia-outline5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7" style:display-name="Contenuto con didascalia-outline7" style:family="presentation" style:parent-style-name="Contenuto_20_con_20_didascalia-outline6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8" style:display-name="Contenuto con didascalia-outline8" style:family="presentation" style:parent-style-name="Contenuto_20_con_20_didascalia-outline7">
      <style:paragraph-properties fo:margin-top="0.1cm" fo:margin-bottom="0cm"/>
      <style:text-properties fo:font-size="20pt" style:font-size-asian="20pt" style:font-size-complex="20pt"/>
    </style:style>
    <style:style style:name="Contenuto_20_con_20_didascalia-outline9" style:display-name="Contenuto con didascalia-outline9" style:family="presentation" style:parent-style-name="Contenuto_20_con_20_didascalia-outline8">
      <style:paragraph-properties fo:margin-top="0.1cm" fo:margin-bottom="0cm"/>
      <style:text-properties fo:font-size="20pt" style:font-size-asian="20pt" style:font-size-complex="20pt"/>
    </style:style>
    <style:style style:name="Contenuto_20_con_20_didascalia-subtitle" style:display-name="Contenuto con didascalia-subtitle" style:family="presentation">
      <style:graphic-properties draw:stroke="none" draw:fill="none" draw:textarea-vertical-align="middle">
        <text:list-style style:name="Contenuto_20_con_20_didascalia-subtitle" style:display-name="Contenuto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to_20_con_20_didascalia-title" style:display-name="Contenuto con didascalia-title" style:family="presentation">
      <style:graphic-properties draw:stroke="none" draw:fill="none" draw:textarea-vertical-align="middle">
        <text:list-style style:name="Contenuto_20_con_20_didascalia-title" style:display-name="Contenuto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background" style:display-name="Immagine con didascalia-background" style:family="presentation">
      <style:graphic-properties draw:stroke="none" draw:fill="gradient" draw:fill-gradient-name="msFillGradient_20_9"/>
      <style:text-properties style:letter-kerning="true"/>
    </style:style>
    <style:style style:name="Immagine_20_con_20_didascalia-backgroundobjects" style:display-name="Immagine con 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magine_20_con_20_didascalia-notes" style:display-name="Immagine con 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magine_20_con_20_didascalia-outline1" style:display-name="Immagine con didascalia-outline1" style:family="presentation">
      <style:graphic-properties draw:stroke="none" draw:fill="none" draw:auto-grow-height="false" draw:fit-to-size="shrink-to-fit">
        <text:list-style style:name="Immagine_20_con_20_didascalia-outline1" style:display-name="Immagine con 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mmagine_20_con_20_didascalia-outline2" style:display-name="Immagine con didascalia-outline2" style:family="presentation" style:parent-style-name="Immagine_20_con_20_didascalia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3" style:display-name="Immagine con didascalia-outline3" style:family="presentation" style:parent-style-name="Immagine_20_con_20_didascalia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4" style:display-name="Immagine con didascalia-outline4" style:family="presentation" style:parent-style-name="Immagine_20_con_20_didascalia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mmagine_20_con_20_didascalia-outline5" style:display-name="Immagine con didascalia-outline5" style:family="presentation" style:parent-style-name="Immagine_20_con_20_didascalia-outline4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6" style:display-name="Immagine con didascalia-outline6" style:family="presentation" style:parent-style-name="Immagine_20_con_20_didascalia-outline5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7" style:display-name="Immagine con didascalia-outline7" style:family="presentation" style:parent-style-name="Immagine_20_con_20_didascalia-outline6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8" style:display-name="Immagine con didascalia-outline8" style:family="presentation" style:parent-style-name="Immagine_20_con_20_didascalia-outline7">
      <style:paragraph-properties fo:margin-top="0.1cm" fo:margin-bottom="0cm"/>
      <style:text-properties fo:font-size="20pt" style:font-size-asian="20pt" style:font-size-complex="20pt"/>
    </style:style>
    <style:style style:name="Immagine_20_con_20_didascalia-outline9" style:display-name="Immagine con didascalia-outline9" style:family="presentation" style:parent-style-name="Immagine_20_con_20_didascalia-outline8">
      <style:paragraph-properties fo:margin-top="0.1cm" fo:margin-bottom="0cm"/>
      <style:text-properties fo:font-size="20pt" style:font-size-asian="20pt" style:font-size-complex="20pt"/>
    </style:style>
    <style:style style:name="Immagine_20_con_20_didascalia-subtitle" style:display-name="Immagine con didascalia-subtitle" style:family="presentation">
      <style:graphic-properties draw:stroke="none" draw:fill="none" draw:textarea-vertical-align="middle">
        <text:list-style style:name="Immagine_20_con_20_didascalia-subtitle" style:display-name="Immagine con 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magine_20_con_20_didascalia-title" style:display-name="Immagine con didascalia-title" style:family="presentation">
      <style:graphic-properties draw:stroke="none" draw:fill="none" draw:textarea-vertical-align="middle">
        <text:list-style style:name="Immagine_20_con_20_didascalia-title" style:display-name="Immagine con 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it" fo:country="I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24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007373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1cm" svg:stroke-color="#004d4d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106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00737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71cm" svg:stroke-color="#004d4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ue_20_contenuti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11" style:family="presentation" style:parent-style-name="Due_20_contenuti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2" style:family="presentation" style:parent-style-name="Due_20_contenuti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3" style:family="presentation" style:parent-style-name="Due_20_contenuti-backgroundobjects">
      <style:graphic-properties draw:stroke="none" draw:fill="none" draw:fill-color="#ffffff" draw:auto-grow-height="false" fo:min-height="1.27cm"/>
    </style:style>
    <style:style style:name="Mpr14" style:family="presentation" style:parent-style-name="Due_20_contenuti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Intestazione_20_sezione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16" style:family="presentation" style:parent-style-name="Intestazione_20_sezione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17" style:family="presentation" style:parent-style-name="Intestazione_20_sezione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18" style:family="presentation" style:parent-style-name="Intestazione_20_sezione-backgroundobjects">
      <style:graphic-properties draw:stroke="none" draw:fill="none" draw:fill-color="#ffffff" draw:auto-grow-height="false" fo:min-height="1.27cm"/>
    </style:style>
    <style:style style:name="Mpr19" style:family="presentation" style:parent-style-name="Intestazione_20_sezion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Confront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1" style:family="presentation" style:parent-style-name="Confronto-outline1">
      <style:graphic-properties draw:stroke="none" svg:stroke-width="0cm" draw:fill="none" draw:textarea-vertical-align="bottom" draw:auto-grow-height="false" draw:fit-to-size="shrink-to-fit" fo:min-height="11.049cm" fo:padding-top="0.169cm" fo:padding-bottom="0.169cm" fo:padding-left="0.339cm" fo:padding-right="0.339cm" fo:wrap-option="wrap"/>
    </style:style>
    <style:style style:name="Mpr22" style:family="presentation" style:parent-style-name="Confronto-outline1">
      <style:graphic-properties draw:stroke="none" svg:stroke-width="0cm" draw:fill="none" draw:textarea-vertical-align="top" draw:auto-grow-height="false" draw:fit-to-size="false" fo:min-height="11.049cm" fo:padding-top="0.169cm" fo:padding-bottom="0.169cm" fo:padding-left="0.339cm" fo:padding-right="0.339cm" fo:wrap-option="wrap"/>
    </style:style>
    <style:style style:name="Mpr23" style:family="presentation" style:parent-style-name="Confron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4" style:family="presentation" style:parent-style-name="Confronto-backgroundobjects">
      <style:graphic-properties draw:stroke="none" draw:fill="none" draw:fill-color="#ffffff" draw:auto-grow-height="false" fo:min-height="1.27cm"/>
    </style:style>
    <style:style style:name="Mpr25" style:family="presentation" style:parent-style-name="Confronto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olo_20_titolo-title">
      <style:graphic-properties draw:stroke="none" svg:stroke-width="0cm" draw:fill="none" draw:textarea-vertical-align="bottom" draw:auto-grow-height="false" draw:fit-to-size="false" fo:min-height="3.181cm" fo:padding-top="0.169cm" fo:padding-bottom="0.169cm" fo:padding-left="0.339cm" fo:padding-right="0.339cm" fo:wrap-option="wrap"/>
    </style:style>
    <style:style style:name="Mpr27" style:family="presentation" style:parent-style-name="Solo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28" style:family="presentation" style:parent-style-name="Solo_20_titol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lo_20_titol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Vuoto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1" style:family="presentation" style:parent-style-name="Vuoto-backgroundobjects">
      <style:graphic-properties draw:stroke="none" draw:fill="none" draw:fill-color="#ffffff" draw:auto-grow-height="false" fo:min-height="1.27cm"/>
    </style:style>
    <style:style style:name="Mpr32" style:family="presentation" style:parent-style-name="Vuoto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Contenuto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4" style:family="presentation" style:parent-style-name="Contenuto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35" style:family="presentation" style:parent-style-name="Contenuto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36" style:family="presentation" style:parent-style-name="Contenuto_20_con_20_didascalia-backgroundobjects">
      <style:graphic-properties draw:stroke="none" draw:fill="none" draw:fill-color="#ffffff" draw:auto-grow-height="false" fo:min-height="1.27cm"/>
    </style:style>
    <style:style style:name="Mpr37" style:family="presentation" style:parent-style-name="Contenuto_20_con_20_didascalia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Immagine_20_con_20_didascalia-title">
      <style:graphic-properties draw:stroke="none" svg:stroke-width="0cm" draw:fill="none" draw:textarea-vertical-align="bottom" draw:auto-grow-height="false" draw:fit-to-size="shrink-to-fit" fo:min-height="3.181cm" fo:padding-top="0.169cm" fo:padding-bottom="0.169cm" fo:padding-left="0.339cm" fo:padding-right="0.339cm" fo:wrap-option="wrap"/>
    </style:style>
    <style:style style:name="Mpr39" style:family="presentation" style:parent-style-name="Immagine_20_con_20_didascalia-outline1">
      <style:graphic-properties draw:stroke="none" svg:stroke-width="0cm" draw:fill="none" draw:textarea-vertical-align="top" draw:auto-grow-height="false" draw:fit-to-size="shrink-to-fit" fo:min-height="11.049cm" fo:padding-top="0.169cm" fo:padding-bottom="0.169cm" fo:padding-left="0.339cm" fo:padding-right="0.339cm" fo:wrap-option="wrap"/>
    </style:style>
    <style:style style:name="Mpr40" style:family="presentation" style:parent-style-name="Immagine_20_con_20_didascalia-outline1">
      <style:graphic-properties draw:stroke="solid" svg:stroke-width="0.035cm" svg:stroke-color="#404040" draw:stroke-linejoin="miter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Mpr41" style:family="presentation" style:parent-style-name="Immagine_20_con_20_didascalia-backgroundobjects">
      <style:graphic-properties draw:stroke="none" svg:stroke-width="0cm" draw:fill="none" draw:fill-color="#ffffff" draw:textarea-vertical-align="middle" draw:auto-grow-height="false" draw:fit-to-size="false" fo:min-height="11.049cm" fo:padding-top="0.169cm" fo:padding-bottom="0.169cm" fo:padding-left="0.339cm" fo:padding-right="0.339cm" fo:wrap-option="wrap"/>
    </style:style>
    <style:style style:name="Mpr42" style:family="presentation" style:parent-style-name="Immagine_20_con_20_didascalia-backgroundobjects">
      <style:graphic-properties draw:stroke="none" draw:fill="none" draw:fill-color="#ffffff" draw:auto-grow-height="false" fo:min-height="1.27cm"/>
    </style:style>
    <style:style style:name="Mpr43" style:family="presentation" style:parent-style-name="Immagine_20_con_20_didascal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56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5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9999" style:text-line-through-style="none" style:text-line-through-type="none" style:text-position="0% 100%" style:font-name="Calibri1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846cm"/>
        <style:text-properties fo:font-family="Arial" style:font-family-generic="swiss" style:font-pitch="variable" fo:color="#009999" fo:font-size="100%"/>
      </text:list-level-style-bullet>
      <text:list-level-style-bullet text:level="2" text:bullet-char="•">
        <style:list-level-properties text:space-before="1.05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3" text:bullet-char="•">
        <style:list-level-properties text:space-before="1.898cm" text:min-label-width="0.642cm"/>
        <style:text-properties fo:font-family="Arial" style:font-family-generic="swiss" style:font-pitch="variable" fo:color="#009999" fo:font-size="80%"/>
      </text:list-level-style-bullet>
      <text:list-level-style-bullet text:level="4" text:bullet-char="•">
        <style:list-level-properties text:space-before="2.744cm" text:min-label-width="0.642cm"/>
        <style:text-properties fo:font-family="Arial" style:font-family-generic="swiss" style:font-pitch="variable" fo:color="#009999" fo:font-size="80%"/>
      </text:list-level-style-bullet>
      <text:list-level-style-bullet text:level="5" text:bullet-char="•">
        <style:list-level-properties text:space-before="3.591cm" text:min-label-width="0.642cm"/>
        <style:text-properties fo:font-family="Arial" style:font-family-generic="swiss" style:font-pitch="variable" fo:color="#009999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3" draw:style-name="Mgr6" draw:text-style-name="MP6" draw:layer="layout" svg:x1="20.879cm" svg:y1="19.059cm" svg:x2="33.896cm" svg:y2="11.514cm">
          <text:p/>
        </draw:line>
        <draw:line draw:name="Connettore diritto 16" draw:style-name="Mgr7" draw:text-style-name="MP6" draw:layer="layout" svg:x1="22.233cm" svg:y1="19.101cm" svg:x2="33.896cm" svg:y2="12.347cm">
          <text:p/>
        </draw:line>
        <draw:line draw:name="Connettore diritto 18" draw:style-name="Mgr8" draw:text-style-name="MP6" draw:layer="layout" svg:x1="23.654cm" svg:y1="19.074cm" svg:x2="33.896cm" svg:y2="13.147cm">
          <text:p/>
        </draw:line>
      </draw:g>
      <draw:g draw:name="linee inferiori">
        <draw:custom-shape draw:name="Figura a mano libera 8" draw:style-name="Mgr3" draw:text-style-name="MP5" draw:layer="layout" svg:width="2.269cm" svg:height="15.238cm" draw:transform="rotate (1.5707963267949) translate (0.011cm 19.095cm)">
          <text:p/>
          <draw:enhanced-geometry draw:mirror-horizontal="false" draw:mirror-vertical="false" svg:viewBox="0 0 0 0" drawooo:sub-view-size="612775 4115481" draw:text-areas="0 0 ?f18 ?f19" draw:type="ooxml-non-primitive" draw:enhanced-path="M 0 4115481 L 612775 3180443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4115481*logheight/4115481"/>
            <draw:equation draw:name="f14" draw:formula="612775*logwidth/612775"/>
            <draw:equation draw:name="f15" draw:formula="3180443*logheight/4115481"/>
            <draw:equation draw:name="f16" draw:formula="612775*logwidth/612775"/>
            <draw:equation draw:name="f17" draw:formula="0*logheight/4115481"/>
            <draw:equation draw:name="f18" draw:formula="logwidth"/>
            <draw:equation draw:name="f19" draw:formula="logheight"/>
          </draw:enhanced-geometry>
        </draw:custom-shape>
        <draw:custom-shape draw:name="Figura a mano libera 9" draw:style-name="Mgr4" draw:text-style-name="MP5" draw:layer="layout" svg:width="1.52cm" svg:height="13.408cm" draw:transform="rotate (1.5707963267949) translate (-0.003cm 19.104cm)">
          <text:p/>
          <draw:enhanced-geometry draw:mirror-horizontal="false" draw:mirror-vertical="false" svg:viewBox="0 0 0 0" drawooo:sub-view-size="410751 3621427" draw:text-areas="0 0 ?f52 ?f53" draw:type="ooxml-non-primitive" draw:enhanced-path="M 0 3621427 L 410751 2998251 C 410359 2065358 406339 932893 405947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0*logwidth/410751"/>
            <draw:equation draw:name="f41" draw:formula="3614170*logheight/3614170"/>
            <draw:equation draw:name="f42" draw:formula="410751*logwidth/410751"/>
            <draw:equation draw:name="f43" draw:formula="2990994*logheight/3614170"/>
            <draw:equation draw:name="f44" draw:formula="405947*logwidth/410751"/>
            <draw:equation draw:name="f45" draw:formula="0*logheight/3614170"/>
            <draw:equation draw:name="f46" draw:formula="0*logwidth/410751"/>
            <draw:equation draw:name="f47" draw:formula="3621427*logheight/3621427"/>
            <draw:equation draw:name="f48" draw:formula="410751*logwidth/410751"/>
            <draw:equation draw:name="f49" draw:formula="2998251*logheight/3621427"/>
            <draw:equation draw:name="f50" draw:formula="405947*logwidth/410751"/>
            <draw:equation draw:name="f51" draw:formula="0*logheight/3621427"/>
            <draw:equation draw:name="f52" draw:formula="logwidth"/>
            <draw:equation draw:name="f53" draw:formula="logheight"/>
          </draw:enhanced-geometry>
        </draw:custom-shape>
        <draw:custom-shape draw:name="Figura a mano libera 10" draw:style-name="Mgr5" draw:text-style-name="MP5" draw:layer="layout" svg:width="0.894cm" svg:height="11.773cm" draw:transform="rotate (1.5707963267949) translate (-0.025cm 19.086cm)">
          <text:p/>
          <draw:enhanced-geometry draw:mirror-horizontal="false" draw:mirror-vertical="false" svg:viewBox="0 0 0 0" drawooo:sub-view-size="241768 3179761" draw:text-areas="0 0 ?f46 ?f47" draw:type="ooxml-non-primitive" draw:enhanced-path="M 0 3179761 L 238919 2819370 C 238654 1947313 242019 872057 241754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0*logwidth/241768"/>
            <draw:equation draw:name="f41" draw:formula="3179761*logheight/3179761"/>
            <draw:equation draw:name="f42" draw:formula="238919*logwidth/241768"/>
            <draw:equation draw:name="f43" draw:formula="2819370*logheight/3179761"/>
            <draw:equation draw:name="f44" draw:formula="241754*logwidth/241768"/>
            <draw:equation draw:name="f45" draw:formula="0*logheight/3179761"/>
            <draw:equation draw:name="f46" draw:formula="logwidth"/>
            <draw:equation draw:name="f47" draw:formula="logheight"/>
          </draw:enhanced-geometry>
        </draw:custom-shape>
      </draw:g>
      <draw:frame draw:name="Titolo 1" presentation:style-name="Mpr1" draw:text-style-name="MP8" draw:layer="backgroundobjects" svg:width="24.264cm" svg:height="5.555cm" svg:x="4.514cm" svg:y="1.623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data 21" presentation:style-name="Mpr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22" presentation:style-name="Mpr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23" presentation:style-name="Mpr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Diapositiva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5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6" draw:text-style-name="MP15" draw:layer="backgroundobjects" svg:width="28.778cm" svg:height="12.394cm" svg:x="3.386cm" svg:y="4.727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4" presentation:style-name="Mpr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Titolo_20_e_20_contenuto-title" draw:layer="backgroundobjects" svg:width="16.928cm" svg:height="9.524cm" svg:x="1.06cm" svg:y="1.93cm" presentation:class="page"/>
        <draw:frame presentation:style-name="Titolo_20_e_20_contenut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ue_20_contenuti" style:display-name="Due contenuti" style:page-layout-name="PM1" draw:style-name="Mdp3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1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contenuto 2" presentation:style-name="Mpr11" draw:text-style-name="MP15" draw:layer="backgroundobjects" svg:width="14.106cm" svg:height="12.403cm" svg:x="3.386cm" svg:y="4.741cm" presentation:class="outline" presentation:user-transformed="true">
        <draw:text-box>
          <text:list text:style-name="ML3">
            <text:list-item>
              <text:p text:style-name="MP13"><text:span text:style-name="MT5">Fare clic per modificare gli stili del testo dello schema</text:span></text:p>
              <text:list>
                <text:list-item>
                  <text:p text:style-name="MP14"><text:span text:style-name="MT6">Secondo livello</text:span></text:p>
                  <text:list>
                    <text:list-item>
                      <text:p text:style-name="MP14"><text:span text:style-name="MT7">Terzo livello</text:span></text:p>
                      <text:list>
                        <text:list-item>
                          <text:p text:style-name="MP14"><text:span text:style-name="MT7">Quarto livello</text:span></text:p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contenuto 3" presentation:style-name="Mpr11" draw:text-style-name="MP15" draw:layer="backgroundobjects" svg:width="14.106cm" svg:height="12.403cm" svg:x="18.058cm" svg:y="4.741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12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5" presentation:style-name="Mpr12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12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Due_20_contenuti-title" draw:layer="backgroundobjects" svg:width="16.928cm" svg:height="9.524cm" svg:x="1.06cm" svg:y="1.93cm" presentation:class="page"/>
        <draw:frame presentation:style-name="Due_20_contenuti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testazione_20_sezione" style:display-name="Intestazione sezione" style:page-layout-name="PM1" draw:style-name="Mdp4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g draw:name="diagonali">
        <draw:line draw:name="Connettore diritto 11" draw:style-name="Mgr6" draw:text-style-name="MP6" draw:layer="layout" svg:x1="20.879cm" svg:y1="19.059cm" svg:x2="33.896cm" svg:y2="11.514cm">
          <text:p/>
        </draw:line>
        <draw:line draw:name="Connettore diritto 12" draw:style-name="Mgr7" draw:text-style-name="MP6" draw:layer="layout" svg:x1="22.233cm" svg:y1="19.101cm" svg:x2="33.896cm" svg:y2="12.347cm">
          <text:p/>
        </draw:line>
        <draw:line draw:name="Connettore diritto 13" draw:style-name="Mgr8" draw:text-style-name="MP6" draw:layer="layout" svg:x1="23.654cm" svg:y1="19.074cm" svg:x2="33.896cm" svg:y2="13.147cm">
          <text:p/>
        </draw:line>
      </draw:g>
      <draw:frame draw:name="Titolo 1" presentation:style-name="Mpr15" draw:text-style-name="MP8" draw:layer="backgroundobjects" svg:width="24.828cm" svg:height="7.678cm" svg:x="4.514cm" svg:y="6.138cm" presentation:class="title" presentation:user-transformed="true">
        <draw:text-box>
          <text:p text:style-name="MP7"><text:span text:style-name="MT2">Fare clic per modificare lo stile del titolo</text:span></text:p>
        </draw:text-box>
      </draw:frame>
      <draw:frame draw:name="Segnaposto testo 2" presentation:style-name="Mpr16" draw:text-style-name="MP15" draw:layer="backgroundobjects" svg:width="19.637cm" svg:height="3.39cm" svg:x="4.514cm" svg:y="13.754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</text:span><text:span text:style-name="MT8">schema</text:span></text:p>
            </text:list-item>
          </text:list>
        </draw:text-box>
      </draw:frame>
      <draw:frame draw:name="Segnaposto data 3" presentation:style-name="Mpr1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4" presentation:style-name="Mpr1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5" presentation:style-name="Mpr1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ntestazione_20_sezione-title" draw:layer="backgroundobjects" svg:width="16.928cm" svg:height="9.524cm" svg:x="1.06cm" svg:y="1.93cm" presentation:class="page"/>
        <draw:frame presentation:style-name="Intestazione_20_sezion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fronto" style:page-layout-name="PM1" draw:style-name="Mdp5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0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testo 2" presentation:style-name="Mpr21" draw:text-style-name="MP15" draw:layer="backgroundobjects" svg:width="14.118cm" svg:height="2.539cm" svg:x="3.386cm" svg:y="4.727cm" presentation:class="outline" presentation:user-transformed="true">
        <draw:text-box>
          <text:list text:style-name="ML3">
            <text:list-item>
              <text:p text:style-name="MP16"><text:span text:style-name="MT8">Fare clic per modificare gli stili del testo dello </text:span><text:span text:style-name="MT8">schema</text:span></text:p>
            </text:list-item>
          </text:list>
        </draw:text-box>
      </draw:frame>
      <draw:frame draw:name="Segnaposto contenuto 3" presentation:style-name="Mpr22" draw:text-style-name="MP15" draw:layer="backgroundobjects" svg:width="14.106cm" svg:height="9.595cm" svg:x="3.386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testo 4" presentation:style-name="Mpr21" draw:text-style-name="MP15" draw:layer="backgroundobjects" svg:width="14.118cm" svg:height="2.539cm" svg:x="18.046cm" svg:y="4.727cm" presentation:class="outline" presentation:user-transformed="true">
        <draw:text-box>
          <text:p text:style-name="MP16"><text:span text:style-name="MT8">Fare clic per modificare gli stili del testo dello </text:span><text:span text:style-name="MT8">schema</text:span></text:p>
        </draw:text-box>
      </draw:frame>
      <draw:frame draw:name="Segnaposto contenuto 5" presentation:style-name="Mpr22" draw:text-style-name="MP15" draw:layer="backgroundobjects" svg:width="14.106cm" svg:height="9.595cm" svg:x="18.058cm" svg:y="7.549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6" presentation:style-name="Mpr23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7" presentation:style-name="Mpr23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8" presentation:style-name="Mpr23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fronto-title" draw:layer="backgroundobjects" svg:width="16.928cm" svg:height="9.524cm" svg:x="1.06cm" svg:y="1.93cm" presentation:class="page"/>
        <draw:frame presentation:style-name="Confronto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olo_20_titolo" style:display-name="Solo titolo" style:page-layout-name="PM1" draw:style-name="Mdp6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26" draw:text-style-name="MP12" draw:layer="backgroundobjects" svg:width="28.778cm" svg:height="3.399cm" svg:x="3.386cm" svg:y="0.763cm" presentation:class="title" presentation:user-transformed="true">
        <draw:text-box>
          <text:p text:style-name="MP7"><text:span text:style-name="MT4">Fare clic per modificare lo stile del titolo</text:span></text:p>
        </draw:text-box>
      </draw:frame>
      <draw:frame draw:name="Segnaposto data 2" presentation:style-name="Mpr27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3" presentation:style-name="Mpr27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4" presentation:style-name="Mpr27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Solo_20_titol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Solo_20_titolo-title" draw:layer="backgroundobjects" svg:width="16.928cm" svg:height="9.524cm" svg:x="1.06cm" svg:y="1.93cm" presentation:class="page"/>
        <draw:frame presentation:style-name="Solo_20_titol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uoto" style:page-layout-name="PM1" draw:style-name="Mdp7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Segnaposto data 1" presentation:style-name="Mpr30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2" presentation:style-name="Mpr30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3" presentation:style-name="Mpr30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draw:frame presentation:style-name="Vuoto-title" draw:layer="backgroundobjects" svg:width="30.471cm" svg:height="3.18cm" svg:x="1.692cm" svg:y="0.76cm" presentation:class="title" presentation:placeholder="true">
        <draw:text-box/>
      </draw:frame>
      <draw:frame presentation:style-name="Vuoto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Vuoto-title" draw:layer="backgroundobjects" svg:width="16.928cm" svg:height="9.524cm" svg:x="1.06cm" svg:y="1.93cm" presentation:class="page"/>
        <draw:frame presentation:style-name="Vuoto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ontenuto_20_con_20_didascalia" style:display-name="Contenuto con didascalia" style:page-layout-name="PM1" draw:style-name="Mdp8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3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4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contenuto 2" presentation:style-name="Mpr34" draw:text-style-name="MP15" draw:layer="backgroundobjects" svg:width="16.928cm" svg:height="15.521cm" svg:x="15.236cm" svg:y="1.623cm" presentation:class="outline" presentation:user-transformed="true">
        <draw:text-box>
          <text:list text:style-name="ML4">
            <text:list-item>
              <text:p text:style-name="MP13"><text:span text:style-name="MT5">Fare clic per modificare gli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4" presentation:style-name="Mpr35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5" presentation:style-name="Mpr35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35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Contenuto_20_con_20_didascalia-title" draw:layer="backgroundobjects" svg:width="16.928cm" svg:height="9.524cm" svg:x="1.06cm" svg:y="1.93cm" presentation:class="page"/>
        <draw:frame presentation:style-name="Contenuto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magine_20_con_20_didascalia" style:display-name="Immagine con didascalia" style:page-layout-name="PM1" draw:style-name="Mdp9">
      <draw:g draw:name="linee a sinistra">
        <draw:custom-shape draw:name="Figura a mano libera 9" draw:style-name="Mgr3" draw:text-style-name="MP5" draw:layer="layout" svg:width="2.268cm" svg:height="14.516cm" svg:x="-0.035cm" svg:y="0cm">
          <text:p/>
          <draw:enhanced-geometry draw:mirror-horizontal="false" draw:mirror-vertical="false" svg:viewBox="0 0 0 0" drawooo:sub-view-size="612775 3919538" draw:text-areas="0 0 ?f12 ?f13" draw:type="ooxml-non-primitive" draw:enhanced-path="M 0 3919538 L 612775 2984500 6127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logwidth"/>
            <draw:equation draw:name="f13" draw:formula="logheight"/>
          </draw:enhanced-geometry>
        </draw:custom-shape>
        <draw:custom-shape draw:name="Figura a mano libera 10" draw:style-name="Mgr4" draw:text-style-name="MP5" draw:layer="layout" svg:width="1.52cm" svg:height="12.673cm" svg:x="-0.044cm" svg:y="0cm">
          <text:p/>
          <draw:enhanced-geometry draw:mirror-horizontal="false" draw:mirror-vertical="false" svg:viewBox="0 0 0 0" drawooo:sub-view-size="410751 3421856" draw:text-areas="0 0 ?f40 ?f41" draw:type="ooxml-non-primitive" draw:enhanced-path="M 0 3421856 L 410751 2798680 40957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202024*logwidth/612775"/>
            <draw:equation draw:name="f15" draw:formula="3607676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410751"/>
            <draw:equation draw:name="f21" draw:formula="3607676*logheight/3607676"/>
            <draw:equation draw:name="f22" draw:formula="410751*logwidth/410751"/>
            <draw:equation draw:name="f23" draw:formula="2984500*logheight/3607676"/>
            <draw:equation draw:name="f24" draw:formula="410751*logwidth/410751"/>
            <draw:equation draw:name="f25" draw:formula="0*logheight/3607676"/>
            <draw:equation draw:name="f26" draw:formula="0*logwidth/410751"/>
            <draw:equation draw:name="f27" draw:formula="3607676*logheight/3607676"/>
            <draw:equation draw:name="f28" draw:formula="410751*logwidth/410751"/>
            <draw:equation draw:name="f29" draw:formula="2984500*logheight/3607676"/>
            <draw:equation draw:name="f30" draw:formula="409575*logwidth/410751"/>
            <draw:equation draw:name="f31" draw:formula="185820*logheight/3607676"/>
            <draw:equation draw:name="f32" draw:formula="410751*logwidth/410751"/>
            <draw:equation draw:name="f33" draw:formula="0*logheight/3607676"/>
            <draw:equation draw:name="f34" draw:formula="0*logwidth/410751"/>
            <draw:equation draw:name="f35" draw:formula="3421856*logheight/3421856"/>
            <draw:equation draw:name="f36" draw:formula="410751*logwidth/410751"/>
            <draw:equation draw:name="f37" draw:formula="2798680*logheight/3421856"/>
            <draw:equation draw:name="f38" draw:formula="409575*logwidth/410751"/>
            <draw:equation draw:name="f39" draw:formula="0*logheight/3421856"/>
            <draw:equation draw:name="f40" draw:formula="logwidth"/>
            <draw:equation draw:name="f41" draw:formula="logheight"/>
          </draw:enhanced-geometry>
        </draw:custom-shape>
        <draw:custom-shape draw:name="Figura a mano libera 13" draw:style-name="Mgr5" draw:text-style-name="MP5" draw:layer="layout" svg:width="0.884cm" svg:height="11.023cm" svg:x="-0.026cm" svg:y="-0.009cm">
          <text:p/>
          <draw:enhanced-geometry draw:mirror-horizontal="false" draw:mirror-vertical="false" svg:viewBox="0 0 0 0" drawooo:sub-view-size="238919 2976561" draw:text-areas="0 0 ?f40 ?f41" draw:type="ooxml-non-primitive" draw:enhanced-path="M 0 2976561 L 238919 2616170 C 238654 1744113 238390 872057 238125 0 N">
            <draw:equation draw:name="f0" draw:formula="0*logwidth/603250"/>
            <draw:equation draw:name="f1" draw:formula="3905250*logheight/3905250"/>
            <draw:equation draw:name="f2" draw:formula="603250*logwidth/603250"/>
            <draw:equation draw:name="f3" draw:formula="2984500*logheight/3905250"/>
            <draw:equation draw:name="f4" draw:formula="603250*logwidth/603250"/>
            <draw:equation draw:name="f5" draw:formula="0*logheight/3905250"/>
            <draw:equation draw:name="f6" draw:formula="0*logwidth/612775"/>
            <draw:equation draw:name="f7" draw:formula="3919538*logheight/3919538"/>
            <draw:equation draw:name="f8" draw:formula="612775*logwidth/612775"/>
            <draw:equation draw:name="f9" draw:formula="2984500*logheight/3919538"/>
            <draw:equation draw:name="f10" draw:formula="612775*logwidth/612775"/>
            <draw:equation draw:name="f11" draw:formula="0*logheight/3919538"/>
            <draw:equation draw:name="f12" draw:formula="0*logwidth/612775"/>
            <draw:equation draw:name="f13" draw:formula="3919538*logheight/3919538"/>
            <draw:equation draw:name="f14" draw:formula="373856*logwidth/612775"/>
            <draw:equation draw:name="f15" draw:formula="3344891*logheight/3919538"/>
            <draw:equation draw:name="f16" draw:formula="612775*logwidth/612775"/>
            <draw:equation draw:name="f17" draw:formula="2984500*logheight/3919538"/>
            <draw:equation draw:name="f18" draw:formula="612775*logwidth/612775"/>
            <draw:equation draw:name="f19" draw:formula="0*logheight/3919538"/>
            <draw:equation draw:name="f20" draw:formula="0*logwidth/238919"/>
            <draw:equation draw:name="f21" draw:formula="3344891*logheight/3344891"/>
            <draw:equation draw:name="f22" draw:formula="238919*logwidth/238919"/>
            <draw:equation draw:name="f23" draw:formula="2984500*logheight/3344891"/>
            <draw:equation draw:name="f24" draw:formula="238919*logwidth/238919"/>
            <draw:equation draw:name="f25" draw:formula="0*logheight/3344891"/>
            <draw:equation draw:name="f26" draw:formula="0*logwidth/238919"/>
            <draw:equation draw:name="f27" draw:formula="3344891*logheight/3344891"/>
            <draw:equation draw:name="f28" draw:formula="238919*logwidth/238919"/>
            <draw:equation draw:name="f29" draw:formula="2984500*logheight/3344891"/>
            <draw:equation draw:name="f30" draw:formula="238125*logwidth/238919"/>
            <draw:equation draw:name="f31" draw:formula="368330*logheight/3344891"/>
            <draw:equation draw:name="f32" draw:formula="238919*logwidth/238919"/>
            <draw:equation draw:name="f33" draw:formula="0*logheight/3344891"/>
            <draw:equation draw:name="f34" draw:formula="0*logwidth/238919"/>
            <draw:equation draw:name="f35" draw:formula="2976561*logheight/2976561"/>
            <draw:equation draw:name="f36" draw:formula="238919*logwidth/238919"/>
            <draw:equation draw:name="f37" draw:formula="2616170*logheight/2976561"/>
            <draw:equation draw:name="f38" draw:formula="238125*logwidth/238919"/>
            <draw:equation draw:name="f39" draw:formula="0*logheight/2976561"/>
            <draw:equation draw:name="f40" draw:formula="logwidth"/>
            <draw:equation draw:name="f41" draw:formula="logheight"/>
          </draw:enhanced-geometry>
        </draw:custom-shape>
      </draw:g>
      <draw:frame draw:name="Titolo 1" presentation:style-name="Mpr38" draw:text-style-name="MP15" draw:layer="backgroundobjects" svg:width="11.285cm" svg:height="6.772cm" svg:x="3.386cm" svg:y="4.727cm" presentation:class="title" presentation:user-transformed="true">
        <draw:text-box>
          <text:p text:style-name="MP7"><text:span text:style-name="MT8">Fare clic per modificare lo stile del titolo</text:span></text:p>
        </draw:text-box>
      </draw:frame>
      <draw:frame draw:name="Segnaposto testo 3" presentation:style-name="Mpr39" draw:text-style-name="MP18" draw:layer="backgroundobjects" svg:width="11.285cm" svg:height="5.361cm" svg:x="3.386cm" svg:y="11.783cm" presentation:class="outline" presentation:user-transformed="true">
        <draw:text-box>
          <text:list text:style-name="ML3">
            <text:list-item>
              <text:p text:style-name="MP17"><text:span text:style-name="MT7">Fare clic per modificare gli stili del testo dello schema</text:span></text:p>
            </text:list-item>
          </text:list>
        </draw:text-box>
      </draw:frame>
      <draw:frame draw:name="Segnaposto immagine 2" presentation:style-name="Mpr40" draw:text-style-name="MP15" draw:layer="backgroundobjects" svg:width="16.928cm" svg:height="15.521cm" svg:x="15.236cm" svg:y="1.623cm" presentation:class="outline" presentation:user-transformed="true">
        <draw:text-box>
          <text:p text:style-name="MP16"><text:span text:style-name="MT5">Fare clic sull'icona per inserire un'immagine</text:span></text:p>
        </draw:text-box>
      </draw:frame>
      <draw:frame draw:name="Segnaposto data 4" presentation:style-name="Mpr41" draw:text-style-name="MP10" draw:layer="backgroundobjects" svg:width="6.206cm" svg:height="1.013cm" svg:x="3.386cm" svg:y="17.657cm" presentation:class="date-time" presentation:user-transformed="true">
        <draw:text-box>
          <text:p text:style-name="MP9"><text:span text:style-name="MT3"><text:date style:data-style-name="D4" text:date-value="2019-02-10">10/02/2019</text:date></text:span></text:p>
        </draw:text-box>
      </draw:frame>
      <draw:frame draw:name="Segnaposto piè di pagina 5" presentation:style-name="Mpr41" draw:text-style-name="MP10" draw:layer="backgroundobjects" svg:width="14.671cm" svg:height="1.013cm" svg:x="9.593cm" svg:y="17.657cm" presentation:class="footer" presentation:user-transformed="true">
        <draw:text-box>
          <text:p/>
        </draw:text-box>
      </draw:frame>
      <draw:frame draw:name="Segnaposto numero diapositiva 6" presentation:style-name="Mpr41" draw:text-style-name="MP10" draw:layer="backgroundobjects" svg:width="2.82cm" svg:height="1.013cm" svg:x="29.343cm" svg:y="17.657cm" presentation:class="page-number" presentation:user-transformed="true">
        <draw:text-box>
          <text:p text:style-name="MP11"><text:span text:style-name="MT3"><text:page-number>&lt;numero&gt;</text:page-number></text:span></text:p>
        </draw:text-box>
      </draw:frame>
      <presentation:notes style:page-layout-name="PM2">
        <draw:page-thumbnail presentation:style-name="Immagine_20_con_20_didascalia-title" draw:layer="backgroundobjects" svg:width="16.928cm" svg:height="9.524cm" svg:x="1.06cm" svg:y="1.93cm" presentation:class="page"/>
        <draw:frame presentation:style-name="Immagine_20_con_20_didascalia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yout titolo</dc:title>
    <meta:creation-date>2019-02-01T13:27:11.299070741</meta:creation-date>
    <dc:date>2019-02-10T11:27:46.691642132</dc:date>
    <meta:editing-duration>PT4H20M39S</meta:editing-duration>
    <meta:generator>LibreOffice/5.2.7.2$Linux_X86_64 LibreOffice_project/20m0$Build-2</meta:generator>
    <meta:editing-cycles>16</meta:editing-cycles>
    <meta:document-statistic meta:object-count="275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1</meta:user-defined>
    <meta:user-defined meta:name="PresentationFormat" meta:value-type="string">Personalizzato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1</meta:user-defined>
  </office:meta>
</office:document-meta>
</file>